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ro1" style:family="table-row">
      <style:table-row-properties style:row-height="21.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hyphenate="true"/>
    </style:style>
    <style:style style:name="ce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hyphenate="true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ce17"/>
        <table:table-row table:style-name="ro1">
          <table:table-cell table:style-name="ce13" office:value-type="string" calcext:value-type="string">
            <text:p>N°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string" calcext:value-type="string">
            <text:p>ATTENDU</text:p>
          </table:table-cell>
          <table:table-cell table:style-name="ce13" office:value-type="string" calcext:value-type="string">
            <text:p>RESULTAT</text:p>
          </table:table-cell>
          <table:table-cell table:number-columns-repeated="1020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llumer le système</text:p>
          </table:table-cell>
          <table:table-cell table:style-name="ce13" office:value-type="string" calcext:value-type="string">
            <text:p>Allumage de l’écran, de la balance ainsi que de la Raspberry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Lancer le programme de pesée</text:p>
          </table:table-cell>
          <table:table-cell table:style-name="ce13" office:value-type="string" calcext:value-type="string">
            <text:p>Mise en route du programme en attente de pesée et initialisation des BDD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Affichage du gaspillage de pain</text:p>
          </table:table-cell>
          <table:table-cell table:style-name="ce13" office:value-type="string" calcext:value-type="string">
            <text:p>Affichage des statistiques de gaspillage de pain sur l’écran ainsi que des graphiques comparatifs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Avertissement du surplus de gaspillage</text:p>
          </table:table-cell>
          <table:table-cell table:style-name="ce13" office:value-type="string" calcext:value-type="string">
            <text:p>Messages préventifs sur le gaspillage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Remise à zéro de la table des poids de la journée</text:p>
          </table:table-cell>
          <table:table-cell table:style-name="ce13" office:value-type="string" calcext:value-type="string">
            <text:p>Vidage de la table contenant le poids de la veille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Stockage du poids total de la journée dans une table spéciale</text:p>
          </table:table-cell>
          <table:table-cell table:style-name="ce13" office:value-type="string" calcext:value-type="string">
            <text:p>Poids associé au numéro du jour correspondant dans la table poids_semaine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Éteindre le système</text:p>
          </table:table-cell>
          <table:table-cell table:style-name="ce13" office:value-type="string" calcext:value-type="string">
            <text:p>Extinction des différents appareils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4" table:number-columns-repeated="4"/>
          <table:table-cell table:number-columns-repeated="1020"/>
        </table:table-row>
        <table:table-row table:style-name="ro1">
          <table:table-cell table:style-name="ce15" office:value-type="string" calcext:value-type="string">
            <text:p>Fiche de recette pour le site internet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Observer</text:p>
          </table:table-cell>
          <table:table-cell table:style-name="ce13" office:value-type="string" calcext:value-type="string">
            <text:p>Les graphiques affichent la quantité de pain gaspillé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8" office:value-type="string" calcext:value-type="string">
            <text:p>Observer</text:p>
          </table:table-cell>
          <table:table-cell table:style-name="ce13" office:value-type="string" calcext:value-type="string">
            <text:p>On observe la quantité de pain gaspillé pour le jour et la semaine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8" office:value-type="string" calcext:value-type="string">
            <text:p>Observer</text:p>
          </table:table-cell>
          <table:table-cell table:style-name="ce16" office:value-type="string" calcext:value-type="string">
            <text:p>Un affichage affiche la quantité de pain gaché depuis l’installation du gachimètre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3" office:value-type="string" calcext:value-type="string">
            <text:p>Avertissement du surplus de gaspillage</text:p>
          </table:table-cell>
          <table:table-cell table:style-name="ce13" office:value-type="string" calcext:value-type="string">
            <text:p>Messages préventifs sur le gaspillage</text:p>
          </table:table-cell>
          <table:table-cell table:style-name="ce16"/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/00/0000</text:date>, <text:time style:data-style-name="N2" text:time-value="15:47:42.4488347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1:40:27.221826874</meta:creation-date>
    <dc:date>2019-01-31T15:47:13.225568739</dc:date>
    <meta:editing-duration>PT34M32S</meta:editing-duration>
    <meta:editing-cycles>7</meta:editing-cycles>
    <meta:generator>LibreOffice/6.0.1.1$Linux_X86_64 LibreOffice_project/00m0$Build-1</meta:generator>
    <dc:creator>Sylvain LEVER</dc:creator>
    <meta:document-statistic meta:table-count="1" meta:cell-count="38" meta:object-count="0"/>
  </office:meta>
</office:document-meta>
</file>